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909cm" fo:break-before="auto" style:use-optimal-row-height="fals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1.074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4c7dc" style:text-align-source="fix" style:repeat-content="false" fo:wrap-option="no-wrap" style:vertical-align="middle"/>
      <style:paragraph-properties fo:text-align="center" fo:margin-left="0cm"/>
      <style:text-properties fo:color="#2a6099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fo:background-color="#dee6ef" style:text-align-source="fix" style:repeat-content="false" fo:wrap-option="no-wrap" fo:border-left="0.74pt solid #dee6ef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74pt fine-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0.74pt solid #dee6ef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74pt solid #dee6ef" style:text-align-source="fix" style:repeat-content="false" fo:wrap-option="no-wrap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52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</style:style>
    <style:style style:name="ce22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0.74pt dashed #dee6ef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35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4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color="#ff0000" fo:font-size="7pt" style:font-size-asian="7pt" style:font-size-complex="7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0.74pt dashed #dee6ef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0.74pt solid #dee6ef" style:vertical-align="middle"/>
      <style:paragraph-properties fo:text-align="center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fo:background-color="#ffffd7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68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6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fo:font-weight="normal" style:font-size-asian="7pt" style:font-weight-asian="normal" style:font-size-complex="7pt" style:font-weight-complex="normal"/>
    </style:style>
    <style:style style:name="ce70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71" style:family="table-cell" style:parent-style-name="Default">
      <style:table-cell-properties fo:background-color="#ffff00" style:text-align-source="fix" style:repeat-content="false" fo:wrap-option="no-wrap" fo:border="none" style:vertical-align="middle"/>
      <style:paragraph-properties fo:text-align="center" fo:margin-left="0cm"/>
      <style:text-properties fo:color="#c9211e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2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color="#2a6099"/>
    </style:style>
    <style:style style:name="ce36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38" style:family="table-cell" style:parent-style-name="Default">
      <style:table-cell-properties fo:border-bottom="0.74pt solid #dee6ef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>
      <style:text-properties fo:font-size="7pt" style:font-size-asian="7pt" style:font-size-complex="7pt"/>
    </style:style>
    <style:style style:name="T1" style:family="text">
      <style:text-properties fo:font-size="10.5pt" fo:font-weight="normal" style:font-size-asian="10.5pt" style:font-size-complex="10.5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ep 1-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2" table:default-cell-style-name="ce2"/>
        <table:table-column table:style-name="co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number-columns-repeated="989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MP web-app</text:p>
            <text:p><text:span text:style-name="T1">[step 1]</text:span></text:p>
          </table:table-cell>
          <table:covered-table-cell table:style-name="ce1"/>
          <table:covered-table-cell table:number-columns-repeated="32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SOBRE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4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4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8"/>
          <table:covered-table-cell table:number-columns-repeated="11" table:style-name="ce16"/>
          <table:covered-table-cell table:style-name="ce37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sobre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public/about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/>
          <table:table-cell table:style-name="ce13" office:value-type="string" calcext:value-type="string">
            <text:p>Sobre</text:p>
          </table:table-cell>
          <table:table-cell table:style-name="ce13" table:number-columns-repeated="4"/>
          <table:table-cell table:style-name="ce6"/>
          <table:table-cell table:style-name="ce13"/>
          <table:table-cell table:style-name="ce13" office:value-type="string" calcext:value-type="string">
            <text:p>Apenas visualizar dados</text:p>
          </table:table-cell>
          <table:table-cell table:style-name="ce13" table:number-columns-repeated="10"/>
          <table:table-cell table:style-name="ce6"/>
          <table:table-cell table:style-name="ce13"/>
          <table:table-cell table:style-name="ce13" office:value-type="string" calcext:value-type="string">
            <text:p>Retornar todos dados SYSTEM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NFIGURAÇÕ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7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localidade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public/countrie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çao com tabs “Paises” / “Estados” / “Cidades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COUNTRI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Localidade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17" office:value-type="string" calcext:value-type="string">
            <text:p>Abrir tela na tab “Estados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state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Cada tab, listar os dados vindos do banco de dados em tabel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STAT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citie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CITI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permissoe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public/permission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41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Tabela com todas as permissões do sistem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PERMISSION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Permissões</text:p>
          </table:table-cell>
          <table:table-cell table:style-name="ce48" table:number-columns-repeated="3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/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colaboradores</text:p>
          </table:table-cell>
          <table:table-cell table:style-name="ce46" table:number-columns-repeated="9"/>
          <table:table-cell table:style-name="ce22" table:number-columns-spanned="2" table:number-rows-spanned="1"/>
          <table:covered-table-cell table:style-name="ce24"/>
          <table:table-cell table:style-name="ce19"/>
          <table:table-cell table:style-name="ce46" office:value-type="string" calcext:value-type="string">
            <text:p>POST</text:p>
          </table:table-cell>
          <table:table-cell table:style-name="ce68" office:value-type="string" calcext:value-type="string">
            <text:p>/api/config/employees/departments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Z001</text:p>
          </table:table-cell>
          <table:covered-table-cell table:style-name="ce41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ão com tabs “Departamento” / “Função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departamento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olaboradore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17" office:value-type="string" calcext:value-type="string">
            <text:p>TAB: Departamento</text:p>
          </table:table-cell>
          <table:table-cell table:style-name="ce48" table:number-columns-repeated="8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CONFIG_EMPLOYEES_DEPARTMENTS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Visualiz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Edi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/{d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Cadastr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 apenas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Cada departamento, possui as suas funçõe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nfig/employees/departments/{d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TAB: Funçoes</text:p>
          </table:table-cell>
          <table:table-cell table:style-name="ce48" table:number-columns-repeated="8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Edita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employees/department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Visualiz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epartamento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Edi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config/employees/department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Cadastr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a funçao para um departament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NFIG_EMPLOYEES_OCCUPATIONS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/{depId}/occupation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(dados resumidos)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/{depId}/occupations/{occ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 apenas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nfig/employees/departments/{depId}/occupations/{occ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employees/occupation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Retornar todos departamentos (dados resumidos)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EMPRESA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8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empresas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companies-main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Empresa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configuracoes/empresa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COMPANIES_MAIN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mpanies-main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Edita um registr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NIDAD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9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unidades/create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B001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Cadastr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pi/compani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B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Unidades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unidad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compani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UT</text:p>
          </table:table-cell>
          <table:table-cell table:style-name="ce3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tivar/Desativ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Gera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Responsavel</text:p>
          </table:table-cell>
          <table:table-cell table:style-name="ce48" table:number-columns-repeated="9"/>
          <table:table-cell table:style-name="ce17"/>
          <table:table-cell table:style-name="ce27" office:value-type="string" calcext:value-type="string" table:number-columns-spanned="14" table:number-rows-spanned="1">
            <text:p>RESPONSAVEL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Tabela listando todo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companies/{comId}/representativ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Modal cadastrar, visualizar, editar, desativ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responsavel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rquivos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_REPRESENTATIVE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Listagem em icones por tipo de extensão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representativ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dicion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Remove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69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27" office:value-type="string" calcext:value-type="string" table:number-columns-spanned="14" table:number-rows-spanned="1">
            <text:p>ARQUIVOS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companies/{comId}/fil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_FIL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fil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arquiv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Download de um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69" office:value-type="string" calcext:value-type="string">
            <text:p>/api/companies/{com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Ativar/Desativar um arquiv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LABORADOR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23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laboradores/create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C001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Cadastr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pi/employe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C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olaboradores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colaborador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MPLOYE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employe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UT</text:p>
          </table:table-cell>
          <table:table-cell table:style-name="ce3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tivar/Desativ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Gera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rquivos</text:p>
          </table:table-cell>
          <table:table-cell table:style-name="ce48" table:number-columns-repeated="9"/>
          <table:table-cell table:style-name="ce17"/>
          <table:table-cell table:style-name="ce27" office:value-type="string" calcext:value-type="string" table:number-columns-spanned="14" table:number-rows-spanned="1">
            <text:p>ARQUIVOS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Listagem em icones por tipo de extensão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employees/{empId}/fil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dicion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Remove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MPLOYEES_FIL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ogin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employees/{empId}/fil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Tabela listando todo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arquiv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Modal cadastrar, visualizar, editar, desativ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employees/{emp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OGs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Download de um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69" office:value-type="string" calcext:value-type="string">
            <text:p>/api/employees/{emp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27" office:value-type="string" calcext:value-type="string" table:number-columns-spanned="14" table:number-rows-spanned="1">
            <text:p>USER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employees/{empId}/user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já possui usuário, se sim, retorna as informaçõ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USERS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SUARIO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26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usuarios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D002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pi/user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D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Usuário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48" office:value-type="string" calcext:value-type="string">
            <text:p>Ao clicar, é direcionado para tela de colaboradores que usuário</text:p>
          </table:table-cell>
          <table:table-cell table:style-name="ce48" table:number-columns-repeated="8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stá registrado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USER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user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users/{use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users/{useId}/log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 todos logs do usuá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compani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permissão do usuário para Unidade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Sempre: Todas Unidades ou Unidade de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password/generate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seta a senha do usuário, e envia senha temporaria por e-mail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Obriga o usuário a redefinir em seu primeiro acesso ao sistema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permission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a permissão do usuário (uma por vez)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x.: A001 ou A002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nickname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o nickname do usua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statu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6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o status do usua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Um colaborador pode estar ativo, e estar inativo em seu usuá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Se um colaborador for inativado, automaticamente seu usuário será tambem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66" office:value-type="string" calcext:value-type="string">
            <text:p>GET</text:p>
          </table:table-cell>
          <table:table-cell table:style-name="ce70" office:value-type="string" calcext:value-type="string">
            <text:p>/api/auth</text:p>
          </table:table-cell>
          <table:table-cell table:style-name="ce66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está logado, se sim, retorna os dados do usuário logad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71" office:value-type="string" calcext:value-type="string" table:number-columns-spanned="3" table:number-rows-spanned="1">
            <text:p>IMPORTANTE</text:p>
          </table:table-cell>
          <table:covered-table-cell table:number-columns-repeated="2" table:style-name="ce72"/>
          <table:table-cell table:style-name="ce48" table:number-columns-repeated="7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Sempre que o usuário abrir alguma tela, fazer essa consulta, para </text:p>
          </table:table-cell>
          <table:table-cell table:style-name="ce48" table:number-columns-repeated="9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69"/>
          <table:table-cell table:style-name="ce48" office:value-type="string" calcext:value-type="string">
            <text:p>preencher os dados em tela, e consultar as persmissões que</text:p>
          </table:table-cell>
          <table:table-cell table:style-name="ce48" table:number-columns-repeated="8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ada usuário possui</text:p>
          </table:table-cell>
          <table:table-cell table:style-name="ce48" table:number-columns-repeated="9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users/permission/{usePerId}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logado possui alguma permissão especifica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Utilizada para saber se exibe ou não determinada tela para usuári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AUTH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26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Login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login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 office:value-type="string" calcext:value-type="string">
            <text:p>Logout</text:p>
          </table:table-cell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uth/login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 office:value-type="string" calcext:value-type="string">
            <text:p>Reset Password</text:p>
          </table:table-cell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resetar-senha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Realiza login na plataforma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Usuário solicita nova senh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uth/logout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atualizar-senha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Realiza logout na plataforma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Usuário digita senha temporaria enviado pelo e-mai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password/reset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scolhe nova senh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33"/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logout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66" office:value-type="string" calcext:value-type="string">
            <text:p>JWT</text:p>
          </table:table-cell>
          <table:table-cell table:style-name="ce70" office:value-type="string" calcext:value-type="string">
            <text:p>Integração com token e crypto-js</text:p>
          </table:table-cell>
          <table:table-cell table:style-name="ce66" table:number-columns-repeated="9"/>
          <table:table-cell table:style-name="ce48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/>
          <table:table-cell table:style-name="ce13" office:value-type="string" calcext:value-type="string">
            <text:p>Destoi o cookies e token</text:p>
          </table:table-cell>
          <table:table-cell table:style-name="ce13" table:number-columns-repeated="10"/>
          <table:table-cell table:style-name="ce6"/>
          <table:table-cell table:style-name="ce13" table:number-columns-repeated="12"/>
          <table:table-cell table:style-name="ce38"/>
          <table:table-cell table:style-name="ce48" table:number-columns-repeated="989"/>
          <table:table-cell table:style-name="ce43"/>
        </table:table-row>
        <table:table-row table:style-name="ro5" table:number-rows-repeated="111">
          <table:table-cell table:number-columns-repeated="1024"/>
        </table:table-row>
        <table:table-row table:style-name="ro6" table:number-rows-repeated="104830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Step 1-1'.A1:'Step 1-1'.R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42:38.580648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8:07:45.434999880</meta:creation-date>
    <dc:date>2021-12-16T10:43:01.247033026</dc:date>
    <meta:editing-duration>PT4H6M55S</meta:editing-duration>
    <meta:editing-cycles>35</meta:editing-cycles>
    <meta:generator>LibreOffice/7.1.7.2$Linux_X86_64 LibreOffice_project/10$Build-2</meta:generator>
    <meta:document-statistic meta:table-count="1" meta:cell-count="413" meta:object-count="0"/>
  </office:meta>
</office:document-meta>
</file>